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7db04" officeooo:paragraph-rsid="0017db04"/>
    </style:style>
    <style:style style:name="P2" style:family="paragraph" style:parent-style-name="Standard">
      <style:text-properties officeooo:rsid="0017db04" officeooo:paragraph-rsid="0017db04"/>
    </style:style>
    <style:style style:name="P3" style:family="paragraph" style:parent-style-name="Standard" style:list-style-name="L1">
      <style:text-properties officeooo:rsid="0017db04" officeooo:paragraph-rsid="0017db04"/>
    </style:style>
    <style:style style:name="P4" style:family="paragraph" style:parent-style-name="Standard">
      <style:text-properties officeooo:rsid="00196ca6" officeooo:paragraph-rsid="00196ca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Expenses program is a simple expense tracking program for personal or business use. It is written using Golang, HTML and Javascript. The data colected is stored in an SQLite database.</text:p>
      <text:p text:style-name="P2"/>
      <text:p text:style-name="P2">The data base contains 3 tables:</text:p>
      <text:p text:style-name="P2"/>
      <text:list xml:id="list286515810" text:style-name="L1">
        <text:list-item>
          <text:p text:style-name="P3">Expense is the main table. It contains date, amount, description and a category for each entry.</text:p>
        </text:list-item>
        <text:list-item>
          <text:p text:style-name="P3">Catagories is used to group the expense records for reporting</text:p>
        </text:list-item>
        <text:list-item>
          <text:p text:style-name="P3">Groups is used to create groups of catagories such as utilities and so forth.</text:p>
        </text:list-item>
      </text:list>
      <text:p text:style-name="P2"/>
      <text:p text:style-name="P2">The program is web based and is operated using a web browser such as Chrome or Edge.</text:p>
      <text:p text:style-name="P2"/>
      <text:p text:style-name="P2">An editor is provided for each table.</text:p>
      <text:p text:style-name="P2"/>
      <text:p text:style-name="P2">A reporting tool is provided that creates a PDF file listing the expenses by category with totals for each plus <text:s/>grand totals.</text:p>
      <text:p text:style-name="P2"/>
      <text:p text:style-name="P4">There are help pages for each screen that try to explain how each editor and the reporting tool works.</text:p>
      <text:p text:style-name="P4"/>
      <text:p text:style-name="P4">The initial release is lacking in data error detection. It will be added soonest.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7db04" officeooo:paragraph-rsid="0017db0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Mister Ed’s Expenses Applicatio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2T16:33:16.763000000</meta:creation-date>
    <dc:date>2021-12-12T16:48:20.285000000</dc:date>
    <meta:editing-duration>PT3M3S</meta:editing-duration>
    <meta:editing-cycles>1</meta:editing-cycles>
    <meta:document-statistic meta:table-count="0" meta:image-count="0" meta:object-count="0" meta:page-count="1" meta:paragraph-count="11" meta:word-count="163" meta:character-count="920" meta:non-whitespace-character-count="770"/>
    <meta:generator>LibreOffice/7.2.0.4$Windows_X86_64 LibreOffice_project/9a9c6381e3f7a62afc1329bd359cc48accb6435b</meta:generator>
  </office:meta>
</office:document-meta>
</file>